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1e6" officeooo:paragraph-rsid="00039242"/>
    </style:style>
    <style:style style:name="P2" style:family="paragraph" style:parent-style-name="Standard">
      <style:text-properties officeooo:rsid="0010b0fb" officeooo:paragraph-rsid="00039242"/>
    </style:style>
    <style:style style:name="P3" style:family="paragraph" style:parent-style-name="Standard">
      <style:text-properties officeooo:rsid="0011bde0" officeooo:paragraph-rsid="00039242"/>
    </style:style>
    <style:style style:name="P4" style:family="paragraph" style:parent-style-name="Standard">
      <style:text-properties officeooo:rsid="0011ea36" officeooo:paragraph-rsid="0003924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094a0" officeooo:paragraph-rsid="000392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39242" officeooo:paragraph-rsid="0003924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1ea36" officeooo:paragraph-rsid="0003924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2e7ee" officeooo:paragraph-rsid="0012e7e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5f344" officeooo:paragraph-rsid="0015f344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4ccec" officeooo:paragraph-rsid="0004ccec"/>
    </style:style>
    <style:style style:name="P11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04ccec" officeooo:paragraph-rsid="0004ccec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063004" officeooo:paragraph-rsid="00063004"/>
    </style:style>
    <style:style style:name="P13" style:family="paragraph" style:parent-style-name="Standard">
      <style:text-properties officeooo:rsid="0007ab29" officeooo:paragraph-rsid="0007ab29"/>
    </style:style>
    <style:style style:name="P14" style:family="paragraph" style:parent-style-name="Standard">
      <style:text-properties officeooo:rsid="000d707d" officeooo:paragraph-rsid="000d707d"/>
    </style:style>
    <style:style style:name="P15" style:family="paragraph" style:parent-style-name="Standard">
      <style:text-properties officeooo:rsid="000efc93" officeooo:paragraph-rsid="000efc93"/>
    </style:style>
    <style:style style:name="P16" style:family="paragraph" style:parent-style-name="Standard">
      <style:text-properties officeooo:rsid="0012e7ee" officeooo:paragraph-rsid="0012e7ee"/>
    </style:style>
    <style:style style:name="P17" style:family="paragraph" style:parent-style-name="Standard">
      <style:text-properties officeooo:rsid="0012e7ee" officeooo:paragraph-rsid="00137324"/>
    </style:style>
    <style:style style:name="P18" style:family="paragraph" style:parent-style-name="Standard">
      <style:text-properties officeooo:rsid="00147814" officeooo:paragraph-rsid="00147814"/>
    </style:style>
    <style:style style:name="P19" style:family="paragraph" style:parent-style-name="Standard">
      <style:text-properties officeooo:rsid="0015f344" officeooo:paragraph-rsid="0015f344"/>
    </style:style>
    <style:style style:name="P20" style:family="paragraph" style:parent-style-name="Standard" style:list-style-name="L1">
      <style:text-properties officeooo:rsid="0015f344" officeooo:paragraph-rsid="0015f344"/>
    </style:style>
    <style:style style:name="P21" style:family="paragraph" style:parent-style-name="Standard">
      <style:text-properties officeooo:rsid="0015f344" officeooo:paragraph-rsid="0015f344"/>
    </style:style>
    <style:style style:name="P22" style:family="paragraph" style:parent-style-name="Standard">
      <style:text-properties officeooo:rsid="0016603e" officeooo:paragraph-rsid="0016603e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16603e" officeooo:paragraph-rsid="0016603e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rsid="0016603e" officeooo:paragraph-rsid="0016603e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6.733cm"/>
        </style:tab-stops>
      </style:paragraph-properties>
      <style:text-properties fo:font-weight="bold" officeooo:rsid="00168382" officeooo:paragraph-rsid="00168382" style:font-weight-asian="bold" style:font-weight-complex="bold"/>
    </style:style>
    <style:style style:name="P26" style:family="paragraph" style:parent-style-name="Standard">
      <style:text-properties officeooo:rsid="00168382" officeooo:paragraph-rsid="00168382"/>
    </style:style>
    <style:style style:name="T1" style:family="text">
      <style:text-properties officeooo:rsid="00063004"/>
    </style:style>
    <style:style style:name="T2" style:family="text">
      <style:text-properties officeooo:rsid="0007ab29"/>
    </style:style>
    <style:style style:name="T3" style:family="text">
      <style:text-properties officeooo:rsid="0008843a"/>
    </style:style>
    <style:style style:name="T4" style:family="text">
      <style:text-properties officeooo:rsid="000aea59"/>
    </style:style>
    <style:style style:name="T5" style:family="text">
      <style:text-properties officeooo:rsid="000c342a"/>
    </style:style>
    <style:style style:name="T6" style:family="text">
      <style:text-properties officeooo:rsid="000efc93"/>
    </style:style>
    <style:style style:name="T7" style:family="text">
      <style:text-properties officeooo:rsid="00137324"/>
    </style:style>
    <style:style style:name="T8" style:family="text">
      <style:text-properties officeooo:rsid="00168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ggins Eclipse</text:p>
      <text:p text:style-name="P2">eGit</text:p>
      <text:p text:style-name="P2">SonarLint</text:p>
      <text:p text:style-name="P2">Eclipse Web Developer tools</text:p>
      <text:p text:style-name="P3">Eclipse Docker Tooling</text:p>
      <text:p text:style-name="P6">(Si con estos pluggins no aparece la opcion de crear un proyecyto web dinamico buscar en el marketplace JSP y descargar el pluggin)</text:p>
      <text:p text:style-name="P3"/>
      <text:p text:style-name="P7">Creación de proyectos web dinámicos Eclipse</text:p>
      <text:p text:style-name="P4"/>
      <text:p text:style-name="P4">Cambiar el workspace del proyecto a la carpeta compartida de tomcat (opcional)</text:p>
      <text:p text:style-name="P4">Target runtime: &lt;none&gt;</text:p>
      <text:p text:style-name="P4">Dynamic web module version: 4.0</text:p>
      <text:p text:style-name="P4">Configuration: default</text:p>
      <text:p text:style-name="P4"/>
      <text:p text:style-name="P1">Una vez creado el proyecto, click a properties –&gt; Targeted runtimes –&gt; new –&gt; Apache TomCat 10.0</text:p>
      <text:p text:style-name="P1"/>
      <text:p text:style-name="P11">Repositorios ECLIPSE</text:p>
      <text:p text:style-name="P10"/>
      <text:p text:style-name="P10">-Seleccionar la maquina virtual de Java:</text:p>
      <text:p text:style-name="P10"/>
      <text:p text:style-name="P10"><text:tab/><text:span text:style-name="T1">W</text:span>indow → <text:span text:style-name="T1">P</text:span>reference → <text:span text:style-name="T1">J</text:span>ava → <text:span text:style-name="T1">A</text:span>dd <text:s/>→ <text:s/>(usr/lib/jre)</text:p>
      <text:p text:style-name="P10"/>
      <text:p text:style-name="P12">-Ir al compilador y observar que esta en la version 11</text:p>
      <text:p text:style-name="P12"/>
      <text:p text:style-name="P12">-Vamos a server:</text:p>
      <text:p text:style-name="P10"/>
      <text:p text:style-name="P10"><text:s/><text:tab/><text:span text:style-name="T2">S</text:span><text:span text:style-name="T1">e</text:span>rver → <text:span text:style-name="T2">R</text:span>untime <text:span text:style-name="T2">E</text:span>nvironment → añadir tomcat 10.0</text:p>
      <text:p text:style-name="P10"/>
      <text:p text:style-name="P10"><text:span text:style-name="T2">-C</text:span>rear nuevo proyecto <text:span text:style-name="T2">o si ya esta creado saltar hasta el paso de Git</text:span></text:p>
      <text:p text:style-name="P10"/>
      <text:p text:style-name="P10">-<text:span text:style-name="T2">U</text:span>na vez creado <text:span text:style-name="T2">seleccionamos la maquina virtual y el servidor</text:span></text:p>
      <text:p text:style-name="P10"/>
      <text:p text:style-name="P10"><text:span text:style-name="T2"><text:tab/>P</text:span>roperties<text:span text:style-name="T2">(</text:span>del proyecto<text:span text:style-name="T2">) → </text:span>java build path → jre 11</text:p>
      <text:p text:style-name="P10"/>
      <text:p text:style-name="P12"><text:span text:style-name="T2">-Para el servidor podemos hacerlo desde “Targeted Runtimes” pero </text:span>si desde “<text:span text:style-name="T4">T</text:span>argeted <text:span text:style-name="T4">R</text:span>untime” no se añade el servidor de tomcat podemos añadirlo desde las librerias del proyecto añadiendo add <text:span text:style-name="T5">L</text:span>ibrary</text:p>
      <text:p text:style-name="P12"/>
      <text:p text:style-name="P12"><text:span text:style-name="T2">-U</text:span>na vez creado algun archivo del proyecto en la pestaña inferior “server” nos saldra “stopped , en ese caso le damos a “<text:span text:style-name="T4">S</text:span>tart the <text:span text:style-name="T4">S</text:span>erver”</text:p>
      <text:p text:style-name="P12"/>
      <text:p text:style-name="P12">-Create a new local git repository → Seleccionamo la ruta del workspace</text:p>
      <text:p text:style-name="P12"/>
      <text:p text:style-name="P13">-Configurar remote</text:p>
      <text:p text:style-name="P13"/>
      <text:p text:style-name="P13"><text:tab/>Remotes → Crear Remoto → Configure push → remote name(origin) → change → (ruta <text:tab/>del repositorio de git) → en password ponemos el token de git → Store in secure store → <text:tab/><text:span text:style-name="T3">Finish</text:span></text:p>
      <text:p text:style-name="P13"><text:soft-page-break/><text:tab/><text:span text:style-name="T5">Ref mappings → create or edit a refspec → (+refs/heads/master:refs/heads/master) → Finish <text:tab/>→ SAVE</text:span></text:p>
      <text:p text:style-name="P14"><text:tab/>Configure fetch → <text:span text:style-name="T6">add </text:span>→ + → Next → <text:span text:style-name="T6">+refs/heads/master:refs/remote/origin/master</text:span></text:p>
      <text:p text:style-name="P14"><text:tab/></text:p>
      <text:p text:style-name="P15">window→ Show view → others → git staging</text:p>
      <text:p text:style-name="P13"/>
      <text:p text:style-name="P13"/>
      <text:p text:style-name="P12"/>
      <text:p text:style-name="P12"/>
      <text:p text:style-name="P8">Correr Servlets en Eclipse</text:p>
      <text:p text:style-name="P16"/>
      <text:p text:style-name="P16">Window → preferences → Server → RunTime Environment → Añadir Tomcat 8.0</text:p>
      <text:p text:style-name="P16"/>
      <text:p text:style-name="P16">Window → preferences → Java → Seleccionamos JDK11 → Compilador → Compiler compliance level 1.8</text:p>
      <text:p text:style-name="P16"/>
      <text:p text:style-name="P17">Window → preferences → Server → RunTime Environment → <text:span text:style-name="T7">Editamos Tomcat 8.0 → En JRE seleccionamos java JDK11</text:span></text:p>
      <text:p text:style-name="P17"/>
      <text:p text:style-name="P18">Properties del proyecto → Java Build Path → Revisamos que estamos en la version 11 → Add library → Server Runtime → Tomcat 8 → Remove en Tomcat 11</text:p>
      <text:p text:style-name="P16"/>
      <text:p text:style-name="P18">Properties del proyecto → Java Compiler → Compliance level 1.8</text:p>
      <text:p text:style-name="P18"/>
      <text:p text:style-name="P18">Properties del proyecto → Project Facets → Java: 1.8, Dynamic Web Modules: 3.1</text:p>
      <text:p text:style-name="P18"/>
      <text:p text:style-name="P18"/>
      <text:p text:style-name="P9">REQUISITOS PARA PROYECTO SERVLET</text:p>
      <text:p text:style-name="P19"/>
      <text:list xml:id="list2338011733" text:style-name="L1">
        <text:list-item>
          <text:p text:style-name="P20">Introducir cabecera y footer con JSP</text:p>
        </text:list-item>
        <text:list-item>
          <text:p text:style-name="P20">Hacer control de errores</text:p>
        </text:list-item>
      </text:list>
      <text:p text:style-name="P19"/>
      <text:p text:style-name="P19"/>
      <text:p text:style-name="P23">Proyecto ejemplo Spring</text:p>
      <text:p text:style-name="P22"/>
      <text:p text:style-name="P24">-Service1.java,Service2.java </text:p>
      <text:p text:style-name="P22"/>
      <text:p text:style-name="P22">@Component</text:p>
      <text:p text:style-name="P22">public class Service1{</text:p>
      <text:p text:style-name="P22"><text:tab/>void doSmth() {</text:p>
      <text:p text:style-name="P22"><text:tab/><text:tab/>Syso(“hola”);</text:p>
      <text:p text:style-name="P22"><text:tab/>}</text:p>
      <text:p text:style-name="P22">}</text:p>
      <text:p text:style-name="P22"/>
      <text:p text:style-name="P24">-DependantService.java</text:p>
      <text:p text:style-name="P22"/>
      <text:p text:style-name="P22">private Service1 service1;</text:p>
      <text:p text:style-name="P22">“”””</text:p>
      <text:p text:style-name="P22"/>
      <text:p text:style-name="P22"/>
      <text:p text:style-name="P22"/>
      <text:p text:style-name="P26"><text:soft-page-break/>@Autowired</text:p>
      <text:p text:style-name="P22">public dependantService(<text:span text:style-name="T8">Service1 service1, “”</text:span>){</text:p>
      <text:p text:style-name="P22">this.service1 = service1;</text:p>
      <text:p text:style-name="P22">“”</text:p>
      <text:p text:style-name="P22">}</text:p>
      <text:p text:style-name="P22">void doSmth(){</text:p>
      <text:p text:style-name="P22"><text:tab/>service1.doSmth();</text:p>
      <text:p text:style-name="P22"><text:tab/>“””;</text:p>
      <text:p text:style-name="P22">}</text:p>
      <text:p text:style-name="P22"/>
      <text:p text:style-name="P22"/>
      <text:p text:style-name="P22"/>
      <text:p text:style-name="P24">-DemoIoc2Application.java</text:p>
      <text:p text:style-name="P22"/>
      <text:p text:style-name="P22">@SpringBootApplication</text:p>
      <text:p text:style-name="P22"/>
      <text:p text:style-name="P22">public class DemoIoc2Application{</text:p>
      <text:p text:style-name="P22"><text:tab/>public static void main(String[] args) {</text:p>
      <text:p text:style-name="P22"><text:tab/><text:tab/>ApplicationContext ctx = SpringApplication.run(DemoIoc2Application.class, args);</text:p>
      <text:p text:style-name="P22"/>
      <text:p text:style-name="P22"><text:tab/><text:tab/>((DependantService) ctx.getBean(“dependantService”)).doSmth();</text:p>
      <text:p text:style-name="P22"><text:tab/>}</text:p>
      <text:p text:style-name="P22">}</text:p>
      <text:p text:style-name="P22"/>
      <text:p text:style-name="P22"/>
      <text:p text:style-name="P25">Inyeccion por variable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37:09.372546657</meta:creation-date>
    <dc:date>2021-11-19T10:20:37.435133535</dc:date>
    <meta:editing-duration>PT1H36M39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3" meta:paragraph-count="69" meta:word-count="459" meta:character-count="3000" meta:non-whitespace-character-count="2585"/>
  </office:meta>
</office:document-meta>
</file>